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family-generic="swiss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4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5" style:family="table">
      <style:table-properties style:width="9.149cm" table:align="left"/>
    </style:style>
    <style:style style:name="Tableau25.A" style:family="table-column">
      <style:table-column-properties style:column-width="0.609cm"/>
    </style:style>
    <style:style style:name="Tableau25.B" style:family="table-column">
      <style:table-column-properties style:column-width="0.815cm"/>
    </style:style>
    <style:style style:name="Tableau25.C" style:family="table-column">
      <style:table-column-properties style:column-width="0.813cm"/>
    </style:style>
    <style:style style:name="Tableau25.E" style:family="table-column">
      <style:table-column-properties style:column-width="3.05cm"/>
    </style:style>
    <style:style style:name="Tableau25.F" style:family="table-column">
      <style:table-column-properties style:column-width="3.048cm"/>
    </style:style>
    <style:style style:name="Tableau25.1" style:family="table-row">
      <style:table-row-properties style:min-row-height="0.7cm"/>
    </style:style>
    <style:style style:name="Tableau25.A1" style:family="table-cell">
      <style:table-cell-properties style:vertical-align="middle" fo:padding-left="0cm" fo:padding-right="0.101cm" fo:padding-top="0.101cm" fo:padding-bottom="0.101cm" fo:border="none"/>
    </style:style>
    <style:style style:name="Tableau2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F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25.2" style:family="table-row">
      <style:table-row-properties style:row-height="0.801cm"/>
    </style:style>
    <style:style style:name="Tableau25.B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C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D2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B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C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D3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B4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C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D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B5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C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D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F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B6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C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D6" style:family="table-cell" style:data-style-name="N0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5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F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9" style:family="table">
      <style:table-properties style:width="9.151cm" table:align="margins"/>
    </style:style>
    <style:style style:name="Tableau29.A" style:family="table-column">
      <style:table-column-properties style:column-width="3.05cm" style:rel-column-width="21845*"/>
    </style:style>
    <style:style style:name="Tableau29.1" style:family="table-row">
      <style:table-row-properties style:row-height="0.7cm"/>
    </style:style>
    <style:style style:name="Tableau29.A1" style:family="table-cell">
      <style:table-cell-properties style:vertical-align="" fo:padding-left="0cm" fo:padding-right="0cm" fo:padding-top="0.101cm" fo:padding-bottom="0.101cm" fo:border="none"/>
    </style:style>
    <style:style style:name="Tableau29.B1" style:family="table-cell" style:data-style-name="N0">
      <style:table-cell-properties style:vertical-align="" fo:padding-left="0cm" fo:padding-right="0cm" fo:padding-top="0.101cm" fo:padding-bottom="0.101cm" fo:border="none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143cm" style:rel-column-width="8191*"/>
    </style:style>
    <style:style style:name="Tableau1.H" style:family="table-column">
      <style:table-column-properties style:column-width="1.145cm" style:rel-column-width="8198*"/>
    </style:style>
    <style:style style:name="Tableau1.A1" style:family="table-cell">
      <style:table-cell-properties style:vertical-align="middle" fo:padding="0.101cm" fo:border="none"/>
    </style:style>
    <style:style style:name="Tableau1.C1" style:family="table-cell">
      <style:table-cell-properties style:vertical-align="middle" fo:padding="0.101cm" fo:border-left="none" fo:border-right="none" fo:border-top="none" fo:border-bottom="0.5pt solid #000000"/>
    </style:style>
    <style:style style:name="Tableau1.D1" style:family="table-cell">
      <style:table-cell-properties style:vertical-align="middle" fo:padding="0.101cm" fo:border="0.6pt solid #d7e12c"/>
    </style:style>
    <style:style style:name="Tableau1.F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101cm" fo:border-left="0.6pt solid #d7e12c" fo:border-right="none" fo:border-top="0.6pt solid #d7e12c" fo:border-bottom="0.6pt solid #d7e12c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" fo:font-size="10pt" officeooo:paragraph-rsid="00261ad8" style:font-size-asian="10pt" style:font-size-complex="10pt"/>
    </style:style>
    <style:style style:name="P7" style:family="paragraph" style:parent-style-name="Standard">
      <style:text-properties style:font-name="Bitstream Vera Sans" fo:font-size="10pt" officeooo:paragraph-rsid="0038c2e0" style:font-size-asian="10pt" style:font-size-complex="10pt"/>
    </style:style>
    <style:style style:name="P8" style:family="paragraph" style:parent-style-name="Standard">
      <style:text-properties style:font-name="Bitstream Vera Sans" fo:font-size="10pt" officeooo:paragraph-rsid="003a122b" style:font-size-asian="10pt" style:font-size-complex="10pt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203b1d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paragraph-rsid="00203b1d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fo:font-size="10pt" fo:font-weight="bold" officeooo:paragraph-rsid="001a47d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fo:font-size="10pt" fo:font-weight="bold" officeooo:paragraph-rsid="001a47d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font-name="Bitstream Vera Sans" fo:font-size="10pt" officeooo:paragraph-rsid="001b5168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" fo:font-size="9pt" officeooo:paragraph-rsid="001a47d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Times New Roman" fo:font-size="11pt" fo:font-style="italic" fo:font-weight="bold" officeooo:paragraph-rsid="001a47d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fo:font-size="9pt" officeooo:paragraph-rsid="001a47d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2394ae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Bitstream Vera Sans" fo:font-size="10pt" fo:font-style="normal" fo:font-weight="bold" officeooo:paragraph-rsid="00261ad8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7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color="#000000" style:font-name="Bitstream Vera Sans" fo:font-size="10pt" officeooo:paragraph-rsid="001b5168" style:font-size-asian="10pt" style:font-size-complex="10pt"/>
    </style:style>
    <style:style style:name="P38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color="#000000" style:font-name="Bitstream Vera Sans" fo:font-size="10pt" officeooo:paragraph-rsid="003f7004" style:font-size-asian="10pt" style:font-size-complex="10pt"/>
    </style:style>
    <style:style style:name="P39" style:family="paragraph" style:parent-style-name="Standard">
      <style:paragraph-properties fo:margin-top="0.199cm" fo:margin-bottom="0cm" loext:contextual-spacing="false" fo:break-before="column"/>
      <style:text-properties style:font-name="Bitstream Vera Sans" fo:font-size="10pt" fo:font-weight="bold" officeooo:paragraph-rsid="002394a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.101cm" fo:margin-bottom="0cm" loext:contextual-spacing="false"/>
      <style:text-properties fo:font-weight="bold" officeooo:paragraph-rsid="00261ad8" style:font-weight-asian="bold" style:font-weight-complex="bold"/>
    </style:style>
    <style:style style:name="P41" style:family="paragraph" style:parent-style-name="_5f_Paragraphe_20_livret_20_réponse_20_élève">
      <style:paragraph-properties fo:margin-top="0.199cm" fo:margin-bottom="0.101cm" loext:contextual-spacing="false" fo:line-height="100%">
        <style:tab-stops>
          <style:tab-stop style:position="0.34cm"/>
        </style:tab-stops>
      </style:paragraph-properties>
      <style:text-properties fo:color="#000000" style:font-name="Bitstream Vera Sans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e08e8"/>
    </style:style>
    <style:style style:name="P43" style:family="paragraph" style:parent-style-name="_5f_Paragraphe_20_livret_20_">
      <style:paragraph-properties fo:margin-top="0.4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4" style:family="paragraph" style:parent-style-name="_5f_Paragraphe_20_livret_20_">
      <style:paragraph-properties fo:margin-top="0.4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271fcb"/>
    </style:style>
    <style:style style:name="P45" style:family="paragraph" style:parent-style-name="_5f_Paragraphe_20_livret_20_" style:master-page-name="">
      <style:paragraph-properties fo:margin-top="0.3cm" fo:margin-bottom="0cm" loext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6" style:family="paragraph" style:parent-style-name="_5f_Paragraphe_20_livret_20_">
      <style:paragraph-properties fo:margin-top="0.499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7" style:family="paragraph" style:parent-style-name="Exo_5f_Num">
      <style:paragraph-properties fo:margin-top="0.25cm" fo:margin-bottom="0.101cm" loext:contextual-spacing="false"/>
    </style:style>
    <style:style style:name="P48" style:family="paragraph" style:parent-style-name="Exo_5f_Num">
      <style:paragraph-properties fo:margin-top="0.52cm" fo:margin-bottom="0.101cm" loext:contextual-spacing="false"/>
    </style:style>
    <style:style style:name="P49" style:family="paragraph" style:parent-style-name="Exo_5f_Num">
      <style:paragraph-properties fo:margin-top="0.499cm" fo:margin-bottom="0.199cm" loext:contextual-spacing="false"/>
    </style:style>
    <style:style style:name="P50" style:family="paragraph" style:parent-style-name="Exo_5f_Num">
      <style:paragraph-properties fo:margin-top="0.499cm" fo:margin-bottom="0.25cm" loext:contextual-spacing="false"/>
    </style:style>
    <style:style style:name="P51" style:family="paragraph" style:parent-style-name="Exo_5f_Num">
      <style:paragraph-properties fo:margin-top="0.49cm" fo:margin-bottom="0cm" loext:contextual-spacing="false"/>
    </style:style>
    <style:style style:name="P52" style:family="paragraph" style:parent-style-name="FILET_5f_POINTILLES" style:list-style-name="liste_5f_abc">
      <style:paragraph-properties fo:margin-top="0cm" fo:margin-bottom="0cm" loext:contextual-spacing="false" style:line-height-at-least="0.801cm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FILET_5f_POINTILLES" style:list-style-name="liste_5f_abc">
      <style:paragraph-properties fo:margin-top="0cm" fo:margin-bottom="0cm" loext:contextual-spacing="false" fo:line-height="0.801cm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 style:list-style-name="liste_5f_abc">
      <style:paragraph-properties fo:margin-top="0.101cm" fo:margin-bottom="0cm" loext:contextual-spacing="false" fo:line-height="100%" fo:text-align="start" style:justify-single-word="false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55" style:family="paragraph" style:parent-style-name="Table_20_Contents" style:list-style-name="liste_5f_abc">
      <style:paragraph-properties fo:margin-top="0.101cm" fo:margin-bottom="0cm" loext:contextual-spacing="false" fo:line-height="100%" fo:text-align="start" style:justify-single-word="false">
        <style:tab-stops>
          <style:tab-stop style:position="5.001cm" style:type="right" style:leader-style="dotted" style:leader-text="."/>
        </style:tab-stops>
      </style:paragraph-properties>
      <style:text-properties fo:font-size="10pt" officeooo:paragraph-rsid="004c2860" style:font-size-asian="10pt" style:font-size-complex="10pt"/>
    </style:style>
    <style:style style:name="P56" style:family="paragraph" style:parent-style-name="Table_20_Contents" style:list-style-name="liste_5f_abc">
      <style:paragraph-properties fo:margin-top="0.101cm" fo:margin-bottom="0cm" loext:contextual-spacing="false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57" style:family="paragraph" style:parent-style-name="Table_20_Contents" style:list-style-name="liste_5f_abc" style:master-page-name="">
      <style:paragraph-properties fo:margin-top="0.101cm" fo:margin-bottom="0cm" loext:contextual-spacing="false" fo:line-height="100%" fo:text-align="start" style:justify-single-word="false" style:page-number="auto">
        <style:tab-stops>
          <style:tab-stop style:position="5.001cm" style:type="right" style:leader-style="dotted" style:leader-text="."/>
        </style:tab-stops>
      </style:paragraph-properties>
      <style:text-properties fo:font-size="10pt" officeooo:paragraph-rsid="004c2860" style:font-size-asian="10pt" style:font-size-complex="10pt"/>
    </style:style>
    <style:style style:name="P58" style:family="paragraph" style:parent-style-name="Table_20_Contents" style:list-style-name="liste_5f_abc">
      <style:paragraph-properties fo:margin-top="0cm" fo:margin-bottom="0cm" loext:contextual-spacing="false" fo:text-align="start" style:justify-single-word="false"/>
      <style:text-properties fo:color="#000000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_5f_Paragraphe_20_livret_20_" style:list-style-name="liste_5f_abc" style:master-page-name="">
      <style:paragraph-properties fo:margin-top="0cm" fo:margin-bottom="0cm" loext:contextual-spacing="false" style:line-height-at-least="0.801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officeooo:paragraph-rsid="0049dcc9"/>
    </style:style>
    <style:style style:name="P61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style:font-name="Bitstream Vera Sans" fo:font-size="10pt" fo:font-style="normal" style:text-underline-style="none" fo:font-weight="normal" officeooo:paragraph-rsid="0049dcc9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P62" style:family="paragraph" style:parent-style-name="_5f_Paragraphe_20_livret_20_réponse_20_élève" style:list-style-name="liste_5f_abc">
      <style:paragraph-properties fo:margin-top="0.101cm" fo:margin-bottom="0cm" loext:contextual-spacing="false"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63" style:family="paragraph" style:parent-style-name="_5f_Paragraphe_20_livret_20_réponse_20_élève" style:list-style-name="liste_5f_abc">
      <style:paragraph-properties fo:margin-top="0cm" fo:margin-bottom="0cm" loext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officeooo:paragraph-rsid="001a47dd"/>
    </style:style>
    <style:style style:name="P64" style:family="paragraph" style:parent-style-name="_5f_Paragraphe_20_livret_20_réponse_20_élève" style:list-style-name="liste_5f_abc">
      <style:paragraph-properties fo:margin-top="0cm" fo:margin-bottom="0cm" loext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style:font-name="Bitstream Vera Sans2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_5f_Paragraphe_20_livret_20_réponse_20_élève" style:list-style-name="liste_5f_abc">
      <style:paragraph-properties fo:margin-top="0cm" fo:margin-bottom="0cm" loext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style:font-name="Bitstream Vera Sans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_5f_Pied_20_de_20_page" style:list-style-name="">
      <style:paragraph-properties fo:text-align="end" style:justify-single-word="false"/>
    </style:style>
    <style:style style:name="P67" style:family="paragraph" style:parent-style-name="_5f_Pied_20_de_20_page">
      <style:paragraph-properties fo:text-align="end" style:justify-single-word="false"/>
    </style:style>
    <style:style style:name="P68" style:family="paragraph" style:parent-style-name="_5f_Pied_20_de_20_page" style:list-style-name=""/>
    <style:style style:name="P6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_5f_Titre_20_d_27_exercices_20_livret">
      <style:paragraph-properties fo:margin-top="0cm" fo:margin-bottom="0.199cm" loext:contextual-spacing="false">
        <style:tab-stops>
          <style:tab-stop style:position="0.6cm"/>
        </style:tab-stops>
      </style:paragraph-properties>
      <style:text-properties style:font-name="Bitstream Vera Sans" fo:font-size="2pt" fo:font-style="normal" officeooo:paragraph-rsid="001b5168" style:font-size-asian="2pt" style:font-style-asian="normal" style:font-size-complex="2pt" style:font-style-complex="normal"/>
    </style:style>
    <style:style style:name="P7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4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programme" style:list-style-name="_5f_Numérotation_20_des_20_exercices_20_livrets">
      <style:paragraph-properties fo:padding-left="0.199cm" fo:padding-right="0.199cm" fo:padding-top="0.101cm" fo:padding-bottom="0.101cm" fo:border="0.6pt solid #000000"/>
      <style:text-properties fo:font-size="9pt" style:font-size-asian="9pt" style:font-size-complex="9pt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5" style:family="paragraph">
      <style:paragraph-properties fo:margin-top="0cm" fo:margin-bottom="0.199cm" fo:text-align="center" style:writing-mode="lr-tb"/>
    </style:style>
    <style:style style:name="P76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7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style:font-name="Bitstream Vera Sans" fo:font-size="16pt" fo:font-style="normal" fo:text-shadow="none" fo:font-weight="bold" officeooo:rsid="00454f4d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8" style:family="text">
      <style:text-properties officeooo:rsid="00454f4d"/>
    </style:style>
    <style:style style:name="T9" style:family="text">
      <style:text-properties officeooo:rsid="000ed451"/>
    </style:style>
    <style:style style:name="T10" style:family="text">
      <style:text-properties officeooo:rsid="00203b1d"/>
    </style:style>
    <style:style style:name="T11" style:family="text">
      <style:text-properties style:font-name="Bitstream Vera Sans" fo:font-size="10pt" fo:font-weight="normal" style:font-size-asian="10pt" style:font-weight-asian="normal" style:font-size-complex="10pt"/>
    </style:style>
    <style:style style:name="T12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Bitstream Vera Sans" fo:font-size="10pt" fo:font-weight="normal" style:font-size-asian="10pt" style:font-weight-asian="normal" style:font-size-complex="10pt" style:font-weight-complex="normal" style:text-scale="100%"/>
    </style:style>
    <style:style style:name="T14" style:family="text">
      <style:text-properties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15" style:family="text">
      <style:text-properties style:font-name="Bitstream Vera Sans" fo:font-size="10pt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16" style:family="text">
      <style:text-properties style:font-name="Bitstream Vera Sans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7" style:family="text">
      <style:text-properties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8" style:family="text">
      <style:text-properties style:font-name="Bitstream Vera Sans" fo:font-size="9pt" style:font-size-asian="9pt" style:font-size-complex="9pt"/>
    </style:style>
    <style:style style:name="T19" style:family="text">
      <style:text-properties fo:text-transform="uppercase"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20" style:family="text">
      <style:text-properties fo:text-transform="uppercase" style:use-window-font-color="true" fo:font-size="10pt" fo:letter-spacing="-0.004cm" style:font-size-asian="10pt" style:font-size-complex="10pt"/>
    </style:style>
    <style:style style:name="T21" style:family="text">
      <style:text-properties fo:text-transform="uppercase" style:use-window-font-color="true" fo:letter-spacing="-0.004cm" fo:font-weight="normal" style:font-weight-asian="normal" style:font-weight-complex="normal"/>
    </style:style>
    <style:style style:name="T22" style:family="text">
      <style:text-properties fo:text-transform="uppercase" fo:letter-spacing="-0.004cm" fo:font-style="normal" style:font-style-asian="italic" style:font-style-complex="italic"/>
    </style:style>
    <style:style style:name="T23" style:family="text">
      <style:text-properties fo:text-transform="uppercase" fo:color="#000000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text-transform="uppercase" fo:color="#000000" fo:font-style="normal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style:font-name="Bitstream Vera Sans" fo:font-size="10pt" fo:font-style="normal"/>
    </style:style>
    <style:style style:name="T26" style:family="text">
      <style:text-properties fo:color="#000000" style:font-name="Bitstream Vera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style:font-name="Bitstream Vera Sans" fo:font-size="10pt" fo:font-style="normal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29" style:family="text">
      <style:text-properties fo:color="#000000" style:font-name="Bitstream Vera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 style:text-scale="100%"/>
    </style:style>
    <style:style style:name="T30" style:family="text">
      <style:text-properties fo:color="#000000" style:font-name="Bitstream Vera Sans" fo:font-size="10pt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31" style:family="text">
      <style:text-properties fo:color="#000000" style:font-name="Bitstream Vera Sans" fo:font-size="10pt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32" style:family="text">
      <style:text-properties fo:color="#000000" style:font-name="Bitstream Vera Sans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33" style:family="text">
      <style:text-properties fo:color="#000000" style:font-name="Bitstream Vera Sans" fo:font-style="normal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style:font-name="Bitstream Vera Sans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color="#000000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style:font-name="OpenSymbol" fo:font-style="normal" fo:font-weight="normal" style:font-name-asian="OpenSymbol" style:font-size-asian="10pt" style:font-style-asian="italic" style:font-weight-asian="normal" style:font-name-complex="OpenSymbol" style:font-size-complex="10pt" style:font-style-complex="italic" style:font-weight-complex="normal"/>
    </style:style>
    <style:style style:name="T37" style:family="text">
      <style:text-properties fo:color="#000000" style:font-name="OpenSymbol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8" style:family="text">
      <style:text-properties fo:color="#000000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0" style:family="text">
      <style:text-properties fo:color="#000000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41" style:family="text">
      <style:text-properties fo:color="#000000" style:font-name="OpenSymbol2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/>
    </style:style>
    <style:style style:name="T42" style:family="text">
      <style:text-properties fo:color="#000000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color="#000000" fo:font-style="normal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00" fo:font-style="normal" fo:font-weight="normal" fo:background-color="#ffff00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000000" fo:font-style="normal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000000" style:font-name="OpenSymbol4" fo:font-size="10pt" fo:font-style="normal" style:font-name-asian="OpenSymbol1" style:font-style-asian="normal" style:font-name-complex="OpenSymbol1" style:font-style-complex="normal"/>
    </style:style>
    <style:style style:name="T47" style:family="text">
      <style:text-properties fo:color="#000000" style:font-name="OpenSymbol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8" style:family="text">
      <style:text-properties fo:color="#000000" style:font-name="OpenSymbol1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OpenSymbol3"/>
    </style:style>
    <style:style style:name="T50" style:family="text">
      <style:text-properties style:font-name="OpenSymbol3" style:text-scale="100%"/>
    </style:style>
    <style:style style:name="T51" style:family="text">
      <style:text-properties style:font-name="OpenSymbol3" fo:font-size="10pt" fo:font-weight="normal" style:font-size-asian="10pt" style:font-weight-asian="normal" style:font-size-complex="10pt" style:font-weight-complex="normal" style:text-scale="100%"/>
    </style:style>
    <style:style style:name="T52" style:family="text">
      <style:text-properties style:font-name="OpenSymbol3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3" style:family="text">
      <style:text-properties style:font-name="OpenSymbol3" style:text-underline-style="none"/>
    </style:style>
    <style:style style:name="T54" style:family="text">
      <style:text-properties style:font-name="OpenSymbol3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55" style:family="text">
      <style:text-properties style:font-name="OpenSymbol3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56" style:family="text">
      <style:text-properties style:font-name="OpenSymbol2"/>
    </style:style>
    <style:style style:name="T57" style:family="text">
      <style:text-properties style:font-name="OpenSymbol2" style:font-name-asian="OpenSymbol2" style:font-name-complex="OpenSymbol2"/>
    </style:style>
    <style:style style:name="T58" style:family="text">
      <style:text-properties style:font-name="OpenSymbol2" style:font-name-asian="OpenSymbol2" style:font-name-complex="OpenSymbol2" style:text-scale="100%"/>
    </style:style>
    <style:style style:name="T59" style:family="text">
      <style:text-properties style:font-name="OpenSymbol2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60" style:family="text">
      <style:text-properties style:font-name="OpenSymbol2" fo:font-size="10pt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61" style:family="text">
      <style:text-properties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62" style:family="text">
      <style:text-properties style:font-name="OpenSymbol2" fo:font-size="9pt" style:font-name-asian="OpenSymbol2" style:font-size-asian="9pt" style:font-name-complex="OpenSymbol2" style:font-size-complex="9pt"/>
    </style:style>
    <style:style style:name="T63" style:family="text">
      <style:text-properties style:text-scale="100%"/>
    </style:style>
    <style:style style:name="T64" style:family="text">
      <style:text-properties style:font-name="Bitstream Vera Sans2" style:text-underline-style="none"/>
    </style:style>
    <style:style style:name="T65" style:family="text">
      <style:text-properties style:font-name="Bitstream Vera Sans2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66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67" style:family="text">
      <style:text-properties style:font-name="Times New Roman" fo:font-size="11pt" fo:font-style="italic" style:font-size-asian="11pt" style:font-size-complex="11pt"/>
    </style:style>
    <style:style style:name="T68" style:family="text">
      <style:text-properties style:font-name="OpenSymbol1" style:font-name-asian="OpenSymbol2" style:font-name-complex="OpenSymbol2"/>
    </style:style>
    <style:style style:name="T69" style:family="text">
      <style:text-properties style:font-name-asian="OpenSymbol2" style:font-name-complex="OpenSymbol2"/>
    </style:style>
    <style:style style:name="T70" style:family="text">
      <style:text-properties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71" style:family="text">
      <style:text-properties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style:text-underline-style="none" fo:font-weight="normal" style:font-style-asian="normal" style:font-weight-asian="normal" style:font-style-complex="normal" style:font-weight-complex="normal" style:text-scale="100%"/>
    </style:style>
    <style:style style:name="T74" style:family="text">
      <style:text-properties style:text-underline-style="none" fo:font-weight="normal" style:font-name-asian="OpenSymbol2" style:font-style-asian="normal" style:font-weight-asian="normal" style:font-name-complex="OpenSymbol2" style:font-style-complex="normal" style:font-weight-complex="normal" style:text-scale="100%"/>
    </style:style>
    <style:style style:name="T75" style:family="text">
      <style:text-properties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76" style:family="text">
      <style:text-properties style:font-name="OpenSymbol" style:font-name-asian="OpenSymbol" style:font-name-complex="OpenSymbol"/>
    </style:style>
    <style:style style:name="T77" style:family="text">
      <style:text-properties style:font-style-asian="normal" style:font-style-complex="normal"/>
    </style:style>
    <style:style style:name="T78" style:family="text">
      <style:text-properties officeooo:rsid="001afdb7"/>
    </style:style>
    <style:style style:name="T79" style:family="text">
      <style:text-properties style:text-position="0% 100%" style:font-name-asian="OpenSymbol1" style:font-style-asian="normal" style:font-name-complex="OpenSymbol1" style:font-style-complex="normal"/>
    </style:style>
    <style:style style:name="T80" style:family="text">
      <style:text-properties style:text-position="0% 100%" style:font-name-asian="OpenSymbol1" style:font-name-complex="OpenSymbol1"/>
    </style:style>
    <style:style style:name="T81" style:family="text">
      <style:text-properties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2" style:family="text">
      <style:text-properties style:text-position="0% 100%" style:text-underline-style="none" fo:font-weight="normal" style:font-name-asian="OpenSymbol1" style:font-style-asian="normal" style:font-weight-asian="normal" style:font-name-complex="OpenSymbol1" style:font-style-complex="normal" style:font-weight-complex="normal" style:text-scale="100%"/>
    </style:style>
    <style:style style:name="T83" style:family="text">
      <style:text-properties style:text-position="0% 100%" style:text-underline-style="none" style:font-name-asian="OpenSymbol1" style:font-style-asian="normal" style:font-name-complex="OpenSymbol1" style:font-style-complex="normal"/>
    </style:style>
    <style:style style:name="T84" style:family="text">
      <style:text-properties fo:letter-spacing="-0.106cm"/>
    </style:style>
    <style:style style:name="T85" style:family="text">
      <style:text-properties fo:font-size="9pt" fo:font-weight="normal" style:font-size-asian="9pt" style:font-weight-asian="normal" style:font-size-complex="9pt" style:font-weight-complex="normal"/>
    </style:style>
    <style:style style:name="T86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T87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750*" fo:start-indent="0cm" fo:end-indent="0.15cm"/>
          <style:column style:rel-width="206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793*" fo:start-indent="0cm" fo:end-indent="0.15cm"/>
          <style:column style:rel-width="2395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draw:g text:anchor-type="paragraph" draw:z-index="6" draw:name="Forme5" draw:style-name="gr2"><draw:custom-shape draw:style-name="gr3" draw:text-style-name="P76" svg:width="3.964cm" svg:height="0.641cm" draw:transform="skewX (0.00279252680319092) rotate (0.0872664625997165) translate (-0.370416666666667cm -0.0934861111111111cm)"><text:p text:style-name="P75"><text:span text:style-name="T8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4"><draw:text-box fo:min-height="3.93cm"><text:section text:style-name="Sect1" text:name="Section4"><text:p text:style-name="P34"/><text:p text:style-name="P35"><text:span text:style-name="Police_20_par_20_défaut"><text:span text:style-name="T11">Simplifie l’expression </text:span></text:span><text:span text:style-name="Police_20_par_20_défaut"><text:span text:style-name="T14">E</text:span></text:span><text:span text:style-name="Police_20_par_20_défaut"><text:span text:style-name="T11"> </text:span></text:span><text:span text:style-name="_5f_signe"><text:span text:style-name="T42">=</text:span></text:span><text:span text:style-name="Police_20_par_20_défaut"><text:span text:style-name="T11"> (</text:span></text:span><text:span text:style-name="_5f_signe"><text:span text:style-name="T42"></text:span></text:span><text:span text:style-name="Police_20_par_20_défaut"><text:span text:style-name="T11">4) </text:span></text:span><text:span text:style-name="_5f_signe"><text:span text:style-name="T42"></text:span></text:span><text:span text:style-name="Police_20_par_20_défaut"><text:span text:style-name="T11"> (</text:span></text:span><text:span text:style-name="_5f_signe"><text:span text:style-name="T42">─</text:span></text:span><text:span text:style-name="Police_20_par_20_défaut"><text:span text:style-name="T19">11) </text:span></text:span><text:span text:style-name="_5f_signe"><text:span text:style-name="T23">─</text:span></text:span><text:span text:style-name="Police_20_par_20_défaut"><text:span text:style-name="T19"> (</text:span></text:span><text:span text:style-name="_5f_signe"><text:span text:style-name="T23"></text:span></text:span><text:span text:style-name="Police_20_par_20_défaut"><text:span text:style-name="T19">3)</text:span></text:span></text:p><text:p text:style-name="P35"><text:span text:style-name="Police_20_par_20_défaut"><text:span text:style-name="T7">puis calcule.</text:span></text:span></text:p><text:p text:style-name="P39"><text:span text:style-name="Bold_5f_niv2">Correction</text:span></text:p><text:section text:style-name="Sect2" text:name="Section1"><text:p text:style-name="P40"><text:span text:style-name="Police_20_par_20_défaut"><text:span text:style-name="T14">E</text:span></text:span><text:span text:style-name="Police_20_par_20_défaut"><text:span text:style-name="T11"> </text:span></text:span><text:span text:style-name="_5f_signe"><text:span text:style-name="T42">=</text:span></text:span><text:span text:style-name="Police_20_par_20_défaut"><text:span text:style-name="T11"> (</text:span></text:span><text:span text:style-name="_5f_signe"><text:span text:style-name="T42"></text:span></text:span><text:span text:style-name="Police_20_par_20_défaut"><text:span text:style-name="T11">4) </text:span></text:span><text:span text:style-name="_5f_signe"><text:span text:style-name="T45"></text:span></text:span><text:span text:style-name="Police_20_par_20_défaut"><text:span text:style-name="T11"> (</text:span></text:span><text:span text:style-name="_5f_signe"><text:span text:style-name="T42">─</text:span></text:span><text:span text:style-name="Police_20_par_20_défaut"><text:span text:style-name="T19">11) </text:span></text:span><text:span text:style-name="_5f_signe"><text:span text:style-name="T24">─</text:span></text:span><text:span text:style-name="Police_20_par_20_défaut"><text:span text:style-name="T19"> (</text:span></text:span><text:span text:style-name="_5f_signe"><text:span text:style-name="T23"></text:span></text:span><text:span text:style-name="Police_20_par_20_défaut"><text:span text:style-name="T19">3)</text:span></text:span></text:p><text:p text:style-name="P6">E <text:span text:style-name="_5f_signe"><text:span text:style-name="T43">=</text:span></text:span> (<text:span text:style-name="_5f_signe"><text:span text:style-name="T43"></text:span></text:span>4) <text:span text:style-name="_5f_signe"><text:span text:style-name="T44"></text:span></text:span> (<text:span text:style-name="_5f_signe"><text:span text:style-name="T43">─</text:span></text:span>11) <text:span text:style-name="_5f_signe"><text:span text:style-name="T44"></text:span></text:span> (<text:span text:style-name="_5f_signe"><text:span text:style-name="T44">─</text:span></text:span>3)</text:p><text:p text:style-name="P7">E <text:span text:style-name="_5f_signe"><text:span text:style-name="T43">=</text:span></text:span> <text:span text:style-name="_5f_signe"><text:span text:style-name="T43"></text:span></text:span>4 <text:span text:style-name="_5f_signe"><text:span text:style-name="T43">─</text:span></text:span> 11 <text:span text:style-name="_5f_opensymbol"><text:span text:style-name="T46">─</text:span></text:span> 3</text:p><text:p text:style-name="P8">E <text:span text:style-name="_5f_signe"><text:span text:style-name="T43">=</text:span></text:span> 4 <text:span text:style-name="_5f_signe"><text:span text:style-name="T43">─</text:span></text:span> 11 <text:span text:style-name="_5f_opensymbol"><text:span text:style-name="T46">─</text:span></text:span><text:span text:style-name="_5f_signe"><text:span text:style-name="T27"> </text:span></text:span>3</text:p><text:p text:style-name="P6">E <text:span text:style-name="_5f_signe"><text:span text:style-name="T43">=</text:span></text:span> <text:span text:style-name="_5f_signe"><text:span text:style-name="T43">─</text:span></text:span>7 <text:span text:style-name="_5f_signe"><text:span text:style-name="T43">─</text:span></text:span>3</text:p><text:p text:style-name="P36"><text:span text:style-name="Police_20_par_20_défaut"><text:span text:style-name="T20">E</text:span></text:span><text:span text:style-name="Police_20_par_20_défaut"><text:span text:style-name="T21"> </text:span></text:span><text:span text:style-name="_5f_signe"><text:span text:style-name="T22">=</text:span></text:span><text:span text:style-name="Police_20_par_20_défaut"><text:span text:style-name="T21"> </text:span></text:span><text:span text:style-name="_5f_signe"><text:span text:style-name="T22">─</text:span></text:span><text:span text:style-name="Police_20_par_20_défaut"><text:span text:style-name="T20">10</text:span></text:span></text:p></text:section></text:section></draw:text-box></draw:frame></text:h>
      <text:list xml:id="list225599392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7" text:outline-level="1"> Effectue les calculs suivants.</text:h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2">
        <text:list xml:id="list4150174063" text:style-name="liste_5f_abc">
          <text:list-item>
            <text:list>
              <text:list-item>
                <text:p text:style-name="P54"><text:span text:style-name="T26">(</text:span><text:span text:style-name="_5f_signe"><text:span text:style-name="T42">─</text:span></text:span><text:span text:style-name="T26">6) </text:span><text:span text:style-name="_5f_signe"><text:span text:style-name="T36"></text:span></text:span><text:span text:style-name="T26"> (</text:span><text:span text:style-name="_5f_signe"><text:span text:style-name="T42">─</text:span></text:span><text:span text:style-name="T26">9) </text:span><text:span text:style-name="_5f_signe"><text:span text:style-name="T42">=</text:span></text:span><text:span text:style-name="T26"> </text:span><text:span text:style-name="_5f_pointillés_20_gris"><text:span text:style-name="T81"><text:tab/></text:span></text:span></text:p>
              </text:list-item>
              <text:list-item>
                <text:p text:style-name="P55"><text:span text:style-name="T33">(</text:span><text:span text:style-name="_5f_signe"><text:span text:style-name="T43">─</text:span></text:span><text:span text:style-name="T33">5) </text:span><text:span text:style-name="_5f_signe"><text:span text:style-name="T43"></text:span></text:span><text:span text:style-name="T33"> (</text:span><text:span text:style-name="_5f_signe"><text:span text:style-name="T43"></text:span></text:span><text:span text:style-name="T33">18) </text:span><text:span text:style-name="_5f_signe"><text:span text:style-name="T43">=</text:span></text:span><text:span text:style-name="T33"> </text:span><text:span text:style-name="_5f_pointillés_20_gris"><text:span text:style-name="T82"><text:tab/></text:span></text:span></text:p>
              </text:list-item>
              <text:list-item>
                <text:p text:style-name="P57"><text:span text:style-name="_5f_signe"><text:span text:style-name="T27">(</text:span></text:span><text:span text:style-name="_5f_signe"><text:span text:style-name="T43"></text:span></text:span><text:span text:style-name="_5f_signe"><text:span text:style-name="T27">1,5) </text:span></text:span><text:span text:style-name="_5f_signe"><text:span text:style-name="T43"></text:span></text:span><text:span text:style-name="_5f_signe"><text:span text:style-name="T27"> (</text:span></text:span><text:span text:style-name="_5f_signe"><text:span text:style-name="T43">─</text:span></text:span><text:span text:style-name="_5f_signe"><text:span text:style-name="T27">15) </text:span></text:span><text:span text:style-name="_5f_signe"><text:span text:style-name="T43">=</text:span></text:span><text:span text:style-name="_5f_signe"><text:span text:style-name="T27"> </text:span></text:span><text:span text:style-name="_5f_pointillés_20_gris"><text:span text:style-name="T82"><text:tab/></text:span></text:span></text:p>
              </text:list-item>
              <text:list-item>
                <text:p text:style-name="P57"><text:span text:style-name="T33">(</text:span><text:span text:style-name="_5f_signe"><text:span text:style-name="T43">─</text:span></text:span><text:span text:style-name="T33">15) </text:span><text:span text:style-name="_5f_signe"><text:span text:style-name="T43">─</text:span></text:span><text:span text:style-name="T33"> (</text:span><text:span text:style-name="_5f_signe"><text:span text:style-name="T43"></text:span></text:span><text:span text:style-name="T33">17) </text:span><text:span text:style-name="_5f_signe"><text:span text:style-name="T43">=</text:span></text:span><text:span text:style-name="T33"> </text:span><text:span text:style-name="_5f_pointillés_20_gris"><text:span text:style-name="T82"><text:tab/></text:span></text:span></text:p>
              </text:list-item>
              <text:list-item>
                <text:p text:style-name="P56"><text:span text:style-name="T26">(</text:span><text:span text:style-name="_5f_signe"><text:span text:style-name="T42">─</text:span></text:span><text:span text:style-name="T26">3) </text:span><text:span text:style-name="_5f_opensymbol"><text:span text:style-name="T47">─</text:span></text:span><text:span text:style-name="T26"> (</text:span><text:span text:style-name="_5f_opensymbol"><text:span text:style-name="T47">─</text:span></text:span><text:span text:style-name="T26">1,5) </text:span><text:span text:style-name="_5f_signe"><text:span text:style-name="T42">=</text:span></text:span><text:span text:style-name="_5f_pointillés_20_gris"><text:span text:style-name="T29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signe"><text:span text:style-name="T26">(</text:span></text:span><text:span text:style-name="_5f_signe"><text:span text:style-name="T42"></text:span></text:span><text:span text:style-name="_5f_signe"><text:span text:style-name="T26">3,5) </text:span></text:span><text:span text:style-name="_5f_signe"><text:span text:style-name="T42">─</text:span></text:span><text:span text:style-name="_5f_signe"><text:span text:style-name="T26"> </text:span></text:span><text:span text:style-name="_5f_signe"><text:span text:style-name="T34">(</text:span></text:span><text:span text:style-name="_5f_opensymbol"><text:span text:style-name="T47">─</text:span></text:span><text:span text:style-name="_5f_signe"><text:span text:style-name="T26">9,5) </text:span></text:span><text:span text:style-name="_5f_opensymbol"><text:span text:style-name="T48"></text:span></text:span><text:span text:style-name="_5f_opensymbol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T33">4 </text:span><text:span text:style-name="_5f_opensymbol"><text:span text:style-name="T47">─</text:span></text:span><text:span text:style-name="T33"> 19 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signe"><text:span text:style-name="T43">─</text:span></text:span><text:span text:style-name="T33">18 </text:span><text:span text:style-name="_5f_signe"><text:span text:style-name="T43"></text:span></text:span><text:span text:style-name="T33"> 13 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opensymbol"><text:span text:style-name="T47">─</text:span></text:span><text:span text:style-name="_5f_signe"><text:span text:style-name="T27">8 </text:span></text:span><text:span text:style-name="_5f_signe"><text:span text:style-name="T43">─</text:span></text:span><text:span text:style-name="_5f_signe"><text:span text:style-name="T27"> 3 </text:span>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opensymbol"><text:span text:style-name="T47">─</text:span></text:span><text:span text:style-name="_5f_signe"><text:span text:style-name="T27">0,5 </text:span></text:span><text:span text:style-name="_5f_signe"><text:span text:style-name="T43">─</text:span></text:span><text:span text:style-name="_5f_signe"><text:span text:style-name="T27"> 19,5 </text:span>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signe"><text:span text:style-name="T43">─</text:span></text:span><text:span text:style-name="_5f_signe"><text:span text:style-name="T27">1 </text:span></text:span><text:span text:style-name="_5f_signe"><text:span text:style-name="T43">─</text:span></text:span><text:span text:style-name="_5f_signe"><text:span text:style-name="T27"> (</text:span></text:span><text:span text:style-name="_5f_signe"><text:span text:style-name="T43">─</text:span></text:span><text:span text:style-name="_5f_signe"><text:span text:style-name="T27">1,5) </text:span>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  <text:list-item>
                <text:p text:style-name="P62"><text:span text:style-name="_5f_signe"><text:span text:style-name="T43">─</text:span></text:span><text:span text:style-name="_5f_signe"><text:span text:style-name="T27">0,3 </text:span></text:span><text:span text:style-name="_5f_signe"><text:span text:style-name="T43">─</text:span></text:span><text:span text:style-name="_5f_signe"><text:span text:style-name="T27"> 0,7 </text:span></text:span><text:span text:style-name="_5f_signe"><text:span text:style-name="T43">=</text:span></text:span><text:span text:style-name="_5f_signe"><text:span text:style-name="T26"> </text:span></text:span><text:span text:style-name="_5f_pointillés_20_gris"><text:span text:style-name="T81"><text:tab/></text:span></text:span></text:p>
              </text:list-item>
            </text:list>
          </text:list-item>
        </text:list>
      </text:section>
      <text:list xml:id="list85014883483924" text:continue-list="list225599392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8" text:outline-level="1"><text:span text:style-name="T78"> Simplifie si besoin puis e</text:span>ffectue les calculs.</text:h>
                    </text:list-item>
                  </text:list>
                </text:list-item>
              </text:list>
            </text:list-item>
          </text:list>
        </text:list-item>
      </text:list>
      <text:p text:style-name="P45">A <text:span text:style-name="T49">=</text:span> (<text:span text:style-name="T57">─</text:span><text:span text:style-name="T12">1</text:span>4) <text:span text:style-name="T57"></text:span> (<text:span text:style-name="T57"></text:span>16) <text:span text:style-name="T57"></text:span> (<text:span text:style-name="T57">─</text:span>3)</text:p>
      <text:p text:style-name="P42"><text:span text:style-name="T63">A </text:span><text:span text:style-name="T50">=</text:span><text:span text:style-name="T63"> </text:span><text:span text:style-name="_5f_pointillés_20_gris"><text:span text:style-name="T81"><text:tab/></text:span></text:span></text:p>
      <text:p text:style-name="P42">A <text:span text:style-name="T49">=</text:span> <text:span text:style-name="_5f_pointillés_20_gris"><text:span text:style-name="T83"><text:tab/></text:span></text:span></text:p>
      <text:p text:style-name="P46"><text:span text:style-name="T63">B </text:span><text:span text:style-name="T50">=</text:span><text:span text:style-name="T63"> (</text:span><text:span text:style-name="T58">─</text:span><text:span text:style-name="T63">15) </text:span><text:span text:style-name="T58"></text:span><text:span text:style-name="T63"> (</text:span><text:span text:style-name="T58">─</text:span><text:span text:style-name="T63">100)</text:span> <text:span text:style-name="T57"></text:span><text:span text:style-name="T63"> (</text:span><text:span text:style-name="T58">─</text:span><text:span text:style-name="T63">7)</text:span></text:p>
      <text:p text:style-name="P42">B <text:span text:style-name="T49">=</text:span> <text:span text:style-name="_5f_pointillés_20_gris"><text:span text:style-name="T79"><text:tab/></text:span></text:span></text:p>
      <text:p text:style-name="P42">B <text:span text:style-name="T49">=</text:span> <text:span text:style-name="_5f_pointillés_20_gris"><text:span text:style-name="T83"><text:tab/></text:span></text:span></text:p>
      <text:p text:style-name="P46">C <text:span text:style-name="T49">=</text:span> (<text:span text:style-name="T57"></text:span>4,5) <text:span text:style-name="T57"></text:span> (<text:span text:style-name="T57">─</text:span>16) <text:span text:style-name="T57">─</text:span> (<text:span text:style-name="T57">─</text:span>3,5)</text:p>
      <text:p text:style-name="P42"><text:span text:style-name="T63">C </text:span><text:span text:style-name="T50">=</text:span><text:span text:style-name="T63"> </text:span><text:span text:style-name="_5f_pointillés_20_gris"><text:span text:style-name="T81"><text:tab/></text:span></text:span></text:p>
      <text:p text:style-name="P42">C <text:span text:style-name="T49">=</text:span> <text:span text:style-name="_5f_pointillés_20_gris"><text:span text:style-name="T83"><text:tab/></text:span></text:span></text:p>
      <text:p text:style-name="P46"><text:span text:style-name="T63">D </text:span><text:span text:style-name="T50">=</text:span><text:span text:style-name="T63"> (</text:span><text:span text:style-name="T58">─</text:span><text:span text:style-name="T63">5) </text:span><text:span text:style-name="T58">─</text:span><text:span text:style-name="T63"> (</text:span><text:span text:style-name="T58">─</text:span><text:span text:style-name="T63">19)</text:span> <text:span text:style-name="T58">─</text:span><text:span text:style-name="T63"> (</text:span><text:span text:style-name="T58">─</text:span><text:span text:style-name="T63">48)</text:span></text:p>
      <text:p text:style-name="P42">D <text:span text:style-name="T49">=</text:span> <text:span text:style-name="_5f_pointillés_20_gris"><text:span text:style-name="T79"><text:tab/></text:span></text:span></text:p>
      <text:p text:style-name="P42"><text:span text:style-name="T13">D </text:span><text:span text:style-name="T51">=</text:span><text:span text:style-name="T13"> </text:span><text:span text:style-name="_5f_pointillés_20_gris"><text:span text:style-name="T81"><text:tab/></text:span></text:span></text:p>
      <text:p text:style-name="P46"><text:span text:style-name="T63">E </text:span><text:span text:style-name="T50">=</text:span><text:span text:style-name="T63"> </text:span><text:span text:style-name="T58">─</text:span><text:span text:style-name="T63">5 </text:span><text:span text:style-name="T58"></text:span><text:span text:style-name="T63"> </text:span><text:span text:style-name="T13">34</text:span> <text:span text:style-name="T57"></text:span><text:span text:style-name="T63"> </text:span><text:span text:style-name="T58">1</text:span><text:span text:style-name="T63">7</text:span></text:p>
      <text:p text:style-name="P42">E <text:span text:style-name="T49">=</text:span> <text:span text:style-name="_5f_pointillés_20_gris"><text:span text:style-name="T79"><text:tab/></text:span></text:span></text:p>
      <text:p text:style-name="P42"><text:span text:style-name="T64">E </text:span><text:span text:style-name="T53">=</text:span><text:span text:style-name="T64"> </text:span><text:span text:style-name="_5f_pointillés_20_gris"><text:span text:style-name="T83"><text:tab/></text:span></text:span></text:p>
      <text:p text:style-name="P46"><text:span text:style-name="T63">F </text:span><text:span text:style-name="T50">=</text:span><text:span text:style-name="T63"> </text:span><text:span text:style-name="T58">─</text:span><text:span text:style-name="T63">3,5 </text:span><text:span text:style-name="T58"></text:span><text:span text:style-name="T63"> </text:span><text:span text:style-name="T13">3,4</text:span><text:span text:style-name="T63"> </text:span><text:span text:style-name="T58"></text:span><text:span text:style-name="T63"> 7</text:span><text:span text:style-name="T58">─</text:span><text:span text:style-name="T63"> 15</text:span></text:p>
      <text:p text:style-name="P42">F <text:span text:style-name="T49">=</text:span> <text:span text:style-name="_5f_pointillés_20_gris"><text:span text:style-name="T79"><text:tab/></text:span></text:span></text:p>
      <text:p text:style-name="P42"><text:span text:style-name="T64">F </text:span><text:span text:style-name="T53">=</text:span><text:span text:style-name="T64"> </text:span><text:span text:style-name="_5f_pointillés_20_gris"><text:span text:style-name="T83"><text:tab/></text:span></text:span></text:p>
      <text:p text:style-name="P43"><text:span text:style-name="T63">G </text:span><text:span text:style-name="T50">=</text:span><text:span text:style-name="T63"> (</text:span><text:span text:style-name="T58">─</text:span><text:span text:style-name="T63">2) </text:span><text:span text:style-name="T58">─</text:span><text:span text:style-name="T63"> (</text:span><text:span text:style-name="T58">─</text:span><text:span text:style-name="T63">1)</text:span> <text:span text:style-name="T58">─</text:span><text:span text:style-name="T63"> 5 </text:span><text:span text:style-name="T58"></text:span><text:span text:style-name="T63"> </text:span><text:span text:style-name="T13">4</text:span><text:span text:style-name="T63"> </text:span><text:span text:style-name="T58"></text:span><text:span text:style-name="T63"> 77</text:span></text:p>
      <text:p text:style-name="P42">G <text:span text:style-name="T49">=</text:span> <text:span text:style-name="_5f_pointillés_20_gris"><text:span text:style-name="T79"><text:tab/></text:span></text:span></text:p>
      <text:p text:style-name="P42"><text:span text:style-name="T28">G </text:span><text:span text:style-name="T37">=</text:span><text:span text:style-name="T28"> </text:span><text:span text:style-name="_5f_pointillés_20_gris"><text:span text:style-name="T81"><text:tab/></text:span></text:span></text:p>
      <text:p text:style-name="P44"><text:span text:style-name="T63">H </text:span><text:span text:style-name="T50">=</text:span><text:span text:style-name="T63"> </text:span><text:span text:style-name="T58">─</text:span><text:span text:style-name="T63">15 </text:span><text:span text:style-name="T58">─</text:span><text:span text:style-name="T63"> </text:span><text:span text:style-name="T13">4,5</text:span><text:span text:style-name="T63"> </text:span><text:span text:style-name="T58"></text:span><text:span text:style-name="T63"> 7,5 </text:span><text:span text:style-name="T58">─</text:span> <text:span text:style-name="T63">(</text:span><text:span text:style-name="T58">─</text:span><text:span text:style-name="T63">0,5) </text:span><text:span text:style-name="T58"></text:span><text:span text:style-name="T63"> (</text:span><text:span text:style-name="T58">─</text:span><text:span text:style-name="T63">1,5) </text:span></text:p>
      <text:p text:style-name="P42">H <text:span text:style-name="T49">=</text:span> <text:span text:style-name="_5f_pointillés_20_gris"><text:span text:style-name="T79"><text:tab/></text:span></text:span></text:p>
      <text:p text:style-name="P42"><text:span text:style-name="T64">H </text:span><text:span text:style-name="T53">=</text:span><text:span text:style-name="T64"> </text:span><text:span text:style-name="_5f_pointillés_20_gris"><text:span text:style-name="T83"><text:tab/></text:span></text:span></text:p>
      <text:list xml:id="list85015872668911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9" text:outline-level="1"> Complète le tableau.</text:h>
                    </text:list-item>
                  </text:list>
                </text:list-item>
              </text:list>
            </text:list-item>
          </text:list>
        </text:list-item>
      </text:list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E"/>
        <table:table-column table:style-name="Tableau25.F"/>
        <table:table-row table:style-name="Tableau25.1">
          <table:table-cell table:style-name="Tableau25.A1" office:value-type="string">
            <text:p text:style-name="P27"/>
          </table:table-cell>
          <table:table-cell table:style-name="Tableau25.B1" office:value-type="string">
            <text:p text:style-name="P32">a</text:p>
          </table:table-cell>
          <table:table-cell table:style-name="Tableau25.B1" office:value-type="string">
            <text:p text:style-name="P32">b</text:p>
          </table:table-cell>
          <table:table-cell table:style-name="Tableau25.B1" office:value-type="string">
            <text:p text:style-name="P32">c</text:p>
          </table:table-cell>
          <table:table-cell table:style-name="Tableau25.B1" office:value-type="string">
            <text:p text:style-name="P28"><text:span text:style-name="T67">a</text:span><text:span text:style-name="T85"> </text:span><text:span text:style-name="T62">─</text:span><text:span text:style-name="T85"> </text:span><text:span text:style-name="T67">b</text:span><text:span text:style-name="T85"> </text:span><text:span text:style-name="T62"></text:span><text:span text:style-name="T85"> </text:span><text:span text:style-name="T67">c</text:span></text:p>
          </table:table-cell>
          <table:table-cell table:style-name="Tableau25.F1" office:value-type="string">
            <text:p text:style-name="P29"><text:span text:style-name="T18">Triple de </text:span><text:span text:style-name="T66">c</text:span></text:p>
          </table:table-cell>
        </table:table-row>
        <table:table-row table:style-name="Tableau25.2">
          <table:table-cell table:style-name="Tableau25.A1" office:value-type="string">
            <text:list xml:id="list85014854629166" text:continue-list="list4150174063" text:style-name="liste_5f_abc">
              <text:list-item>
                <text:list>
                  <text:list-item text:start-value="1">
                    <text:p text:style-name="P58"/>
                  </text:list-item>
                </text:list>
              </text:list-item>
            </text:list>
          </table:table-cell>
          <table:table-cell table:style-name="Tableau25.B2" office:value-type="float" office:value="4.5">
            <text:p text:style-name="P31">4,5</text:p>
          </table:table-cell>
          <table:table-cell table:style-name="Tableau25.C6" office:value-type="string">
            <text:p text:style-name="P31"><text:span text:style-name="T68">─</text:span>1</text:p>
          </table:table-cell>
          <table:table-cell table:style-name="Tableau25.D2" office:value-type="float" office:value="2">
            <text:p text:style-name="P31">2</text:p>
          </table:table-cell>
          <table:table-cell table:style-name="Tableau25.E6" office:value-type="string">
            <text:p text:style-name="P33"/>
          </table:table-cell>
          <table:table-cell table:style-name="Tableau25.F2" office:value-type="string">
            <text:p text:style-name="P33"/>
          </table:table-cell>
        </table:table-row>
        <table:table-row table:style-name="Tableau25.2">
          <table:table-cell table:style-name="Tableau25.A1" office:value-type="string">
            <text:list xml:id="list85015162306025" text:continue-numbering="true" text:style-name="liste_5f_abc">
              <text:list-item>
                <text:list>
                  <text:list-item>
                    <text:p text:style-name="P58"/>
                  </text:list-item>
                </text:list>
              </text:list-item>
            </text:list>
          </table:table-cell>
          <table:table-cell table:style-name="Tableau25.B3" office:value-type="string">
            <text:p text:style-name="P31"><text:span text:style-name="T68">─</text:span>6</text:p>
          </table:table-cell>
          <table:table-cell table:style-name="Tableau25.C6" office:value-type="string">
            <text:p text:style-name="P31"><text:span text:style-name="T68">─</text:span>5</text:p>
          </table:table-cell>
          <table:table-cell table:style-name="Tableau25.D3" office:value-type="float" office:value="3.5">
            <text:p text:style-name="P31">3,5</text:p>
          </table:table-cell>
          <table:table-cell table:style-name="Tableau25.E6" office:value-type="string">
            <text:p text:style-name="P33"/>
          </table:table-cell>
          <table:table-cell table:style-name="Tableau25.F3" office:value-type="string">
            <text:p text:style-name="P33"/>
          </table:table-cell>
        </table:table-row>
        <table:table-row table:style-name="Tableau25.2">
          <table:table-cell table:style-name="Tableau25.A1" office:value-type="string">
            <text:list xml:id="list85015126166768" text:continue-numbering="true" text:style-name="liste_5f_abc">
              <text:list-item>
                <text:list>
                  <text:list-item>
                    <text:p text:style-name="P58"/>
                  </text:list-item>
                </text:list>
              </text:list-item>
            </text:list>
          </table:table-cell>
          <table:table-cell table:style-name="Tableau25.B4" office:value-type="float" office:value="7">
            <text:p text:style-name="P31">7</text:p>
          </table:table-cell>
          <table:table-cell table:style-name="Tableau25.C6" office:value-type="string">
            <text:p text:style-name="P31"><text:span text:style-name="T68">─</text:span><text:span text:style-name="T69">5</text:span></text:p>
          </table:table-cell>
          <table:table-cell table:style-name="Tableau25.D4" office:value-type="string">
            <text:p text:style-name="P31"><text:span text:style-name="T68">─</text:span>4</text:p>
          </table:table-cell>
          <table:table-cell table:style-name="Tableau25.E6" office:value-type="string">
            <text:p text:style-name="P33"/>
          </table:table-cell>
          <table:table-cell table:style-name="Tableau25.F4" office:value-type="string">
            <text:p text:style-name="P33"/>
          </table:table-cell>
        </table:table-row>
        <table:table-row table:style-name="Tableau25.2">
          <table:table-cell table:style-name="Tableau25.A1" office:value-type="string">
            <text:list xml:id="list85014915584571" text:continue-numbering="true" text:style-name="liste_5f_abc">
              <text:list-item>
                <text:list>
                  <text:list-item>
                    <text:p text:style-name="P58"/>
                  </text:list-item>
                </text:list>
              </text:list-item>
            </text:list>
          </table:table-cell>
          <table:table-cell table:style-name="Tableau25.B5" office:value-type="float" office:value="1.5">
            <text:p text:style-name="P31">1,5</text:p>
          </table:table-cell>
          <table:table-cell table:style-name="Tableau25.C6" office:value-type="string">
            <text:p text:style-name="P31"><text:span text:style-name="T68">─</text:span>9</text:p>
          </table:table-cell>
          <table:table-cell table:style-name="Tableau25.D5" office:value-type="string">
            <text:p text:style-name="P31"><text:span text:style-name="T68">─</text:span>8</text:p>
          </table:table-cell>
          <table:table-cell table:style-name="Tableau25.E6" office:value-type="string">
            <text:p text:style-name="P33"/>
          </table:table-cell>
          <table:table-cell table:style-name="Tableau25.F5" office:value-type="string">
            <text:p text:style-name="P33"/>
          </table:table-cell>
        </table:table-row>
        <table:table-row table:style-name="Tableau25.2">
          <table:table-cell table:style-name="Tableau25.A1" office:value-type="string">
            <text:list xml:id="list85015023583824" text:continue-numbering="true" text:style-name="liste_5f_abc">
              <text:list-item>
                <text:list>
                  <text:list-item>
                    <text:p text:style-name="P58"/>
                  </text:list-item>
                </text:list>
              </text:list-item>
            </text:list>
          </table:table-cell>
          <table:table-cell table:style-name="Tableau25.B6" office:value-type="float" office:value="7">
            <text:p text:style-name="P31">7</text:p>
          </table:table-cell>
          <table:table-cell table:style-name="Tableau25.C6" office:value-type="string">
            <text:p text:style-name="P31"><text:span text:style-name="T68">─</text:span>6</text:p>
          </table:table-cell>
          <table:table-cell table:style-name="Tableau25.D6" office:value-type="float" office:value="9.5">
            <text:p text:style-name="P31">9,5</text:p>
          </table:table-cell>
          <table:table-cell table:style-name="Tableau25.E6" office:value-type="string">
            <text:p text:style-name="P33"/>
          </table:table-cell>
          <table:table-cell table:style-name="Tableau25.F6" office:value-type="string">
            <text:p text:style-name="P33"/>
          </table:table-cell>
        </table:table-row>
      </table:table>
      <text:list xml:id="list85015622862887" text:continue-list="list85015872668911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0" text:outline-level="1"> Voici un programme de calcul :</text:h>
                    </text:list-item>
                  </text:list>
                </text:list-item>
              </text:list>
            </text:list-item>
          </text:list>
        </text:list-item>
      </text:list>
      <text:list xml:id="list3372433176" text:style-name="_5f_Numérotation_20_des_20_exercices_20_livrets">
        <text:list-item>
          <text:list>
            <text:list-item>
              <text:list>
                <text:list-item>
                  <text:p text:style-name="P72">Choisis un nombre. </text:p>
                </text:list-item>
                <text:list-item>
                  <text:p text:style-name="P72"><text:span text:style-name="T35">Ajoute </text:span><text:span text:style-name="T41">─</text:span><text:span text:style-name="T35">4. </text:span></text:p>
                </text:list-item>
                <text:list-item>
                  <text:p text:style-name="P72"><text:span text:style-name="T35">Retire </text:span><text:span text:style-name="T41">─</text:span><text:span text:style-name="T35">2,5. </text:span></text:p>
                </text:list-item>
                <text:list-item>
                  <text:p text:style-name="P72">Donne <text:span text:style-name="T84">l’o</text:span>pposé du résultat.</text:p>
                </text:list-item>
              </text:list>
            </text:list-item>
          </text:list>
        </text:list-item>
      </text:list>
      <text:p text:style-name="P41">Applique ce programme à chacun des nombres :</text:p>
      <table:table table:name="Tableau29" table:style-name="Tableau29">
        <table:table-column table:style-name="Tableau29.A" table:number-columns-repeated="3"/>
        <table:table-row table:style-name="Tableau29.1">
          <table:table-cell table:style-name="Tableau29.A1" office:value-type="string">
            <text:list xml:id="list85016261608600" text:continue-list="list85015023583824" text:style-name="liste_5f_abc">
              <text:list-item>
                <text:list>
                  <text:list-item text:start-value="1">
                    <text:p text:style-name="P63"><text:span text:style-name="T39">─</text:span><text:span text:style-name="T38">2,5</text:span></text:p>
                  </text:list-item>
                </text:list>
              </text:list-item>
            </text:list>
          </table:table-cell>
          <table:table-cell table:style-name="Tableau29.B1" office:value-type="float" office:value="0">
            <text:list xml:id="list85016339811495" text:continue-numbering="true" text:style-name="liste_5f_abc">
              <text:list-item>
                <text:list>
                  <text:list-item>
                    <text:p text:style-name="P64">0</text:p>
                  </text:list-item>
                </text:list>
              </text:list-item>
            </text:list>
          </table:table-cell>
          <table:table-cell table:style-name="Tableau29.B1" office:value-type="float" office:value="1.5">
            <text:list xml:id="list85015873408116" text:continue-numbering="true" text:style-name="liste_5f_abc">
              <text:list-item>
                <text:list>
                  <text:list-item>
                    <text:p text:style-name="P65">1,5</text:p>
                  </text:list-item>
                </text:list>
              </text:list-item>
            </text:list>
          </table:table-cell>
        </table:table-row>
      </table:table>
      <text:list xml:id="list85015705291110" text:continue-list="list85015873408116" text:style-name="liste_5f_abc">
        <text:list-item>
          <text:list>
            <text:list-item text:start-value="1">
              <text:p text:style-name="P52"><text:span text:style-name="_5f_pointillés_20_gris"><text:span text:style-name="T80"><text:tab/></text:span></text:span></text:p>
            </text:list-item>
            <text:list-item>
              <text:p text:style-name="P59"><text:span text:style-name="_5f_pointillés_20_gris"><text:span text:style-name="T80"><text:tab/></text:span></text:span></text:p>
            </text:list-item>
            <text:list-item>
              <text:p text:style-name="P53"><text:span text:style-name="_5f_pointillés_20_gris"><text:span text:style-name="T80"><text:tab/></text:span></text:span></text:p>
            </text:list-item>
          </text:list>
        </text:list-item>
      </text:list>
      <text:list xml:id="list85015710961424" text:continue-list="list85015622862887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1" text:outline-level="1"> Complète pour que les égalités soient vraies.</text:h>
                    </text:list-item>
                  </text:list>
                </text:list-item>
              </text:list>
            </text:list-item>
          </text:list>
        </text:list-item>
      </text:list>
      <text:list xml:id="list85014794458207" text:continue-list="list85015705291110" text:style-name="liste_5f_abc">
        <text:list-item>
          <text:list>
            <text:list-item text:start-value="1">
              <text:p text:style-name="P60"><text:span text:style-name="T70"><text:tab/>(</text:span><text:span text:style-name="T59">─</text:span><text:span text:style-name="T70">5) </text:span><text:span text:style-name="T59">─</text:span><text:span text:style-name="T71"> </text:span><text:span text:style-name="_5f_pointillés_20_gris"><text:span text:style-name="T73">….....</text:span></text:span><text:span text:style-name="_5f_pointillés_20_gris"><text:span text:style-name="T30"> </text:span></text:span><text:span text:style-name="T54">=</text:span><text:span text:style-name="T70"> (</text:span><text:span text:style-name="T59">─</text:span><text:span text:style-name="T70">8)</text:span></text:p>
            </text:list-item>
            <text:list-item>
              <text:p text:style-name="P60"><text:span text:style-name="T70"><text:tab/>(</text:span><text:span text:style-name="T59">─</text:span><text:span text:style-name="T70">4) </text:span><text:span text:style-name="T59">─</text:span><text:span text:style-name="T71"> </text:span><text:span text:style-name="_5f_pointillés_20_gris"><text:span text:style-name="T73">….....</text:span></text:span><text:span text:style-name="_5f_pointillés_20_gris"><text:span text:style-name="T30"> </text:span></text:span><text:span text:style-name="T54">=</text:span><text:span text:style-name="T70"> 7</text:span></text:p>
            </text:list-item>
            <text:list-item>
              <text:p text:style-name="P60"><text:span text:style-name="T65"><text:tab/>3,5 </text:span><text:span text:style-name="_5f_signe"><text:span text:style-name="T60"></text:span></text:span><text:span text:style-name="_5f_signe"><text:span text:style-name="T15"> </text:span></text:span><text:span text:style-name="_5f_pointillés_20_gris"><text:span text:style-name="T73">….....</text:span></text:span><text:span text:style-name="_5f_pointillés_20_gris"><text:span text:style-name="T30"> </text:span></text:span><text:span text:style-name="T54">=</text:span><text:span text:style-name="T70"> </text:span><text:span text:style-name="T59">─</text:span><text:span text:style-name="T71">11,5</text:span></text:p>
            </text:list-item>
            <text:list-item>
              <text:p text:style-name="P60"><text:span text:style-name="T59"><text:tab/>─</text:span><text:span text:style-name="T71">1,5 </text:span><text:span text:style-name="T59"></text:span><text:span text:style-name="T71"> 1,4 </text:span><text:span text:style-name="T59"></text:span><text:span text:style-name="T71"> </text:span><text:span text:style-name="_5f_pointillés_20_gris"><text:span text:style-name="T74">….....</text:span></text:span><text:span text:style-name="_5f_pointillés_20_gris"><text:span text:style-name="T31"> </text:span></text:span><text:span text:style-name="T55">=</text:span><text:span text:style-name="T71"> </text:span><text:span text:style-name="T59">─</text:span><text:span text:style-name="T71">2,1</text:span></text:p>
            </text:list-item>
            <text:list-item>
              <text:p text:style-name="P60"><text:span text:style-name="T16"><text:tab/></text:span><text:span text:style-name="_5f_pointillés_20_gris"><text:span text:style-name="T75">….....</text:span></text:span><text:span text:style-name="_5f_pointillés_20_gris"><text:span text:style-name="T32"> </text:span></text:span><text:span text:style-name="_5f_pointillés_20_gris"><text:span text:style-name="T40">─</text:span></text:span><text:span text:style-name="_5f_pointillés_20_gris"><text:span text:style-name="T32">(</text:span></text:span><text:span text:style-name="_5f_pointillés_20_gris"><text:span text:style-name="T40">─</text:span></text:span><text:span text:style-name="_5f_pointillés_20_gris"><text:span text:style-name="T32">4) </text:span></text:span><text:span text:style-name="_5f_pointillés_20_gris"><text:span text:style-name="T40">─</text:span></text:span><text:span text:style-name="_5f_pointillés_20_gris"><text:span text:style-name="T32">1,9 </text:span></text:span><text:span text:style-name="_5f_pointillés_20_gris"><text:span text:style-name="T40"></text:span></text:span><text:span text:style-name="_5f_pointillés_20_gris"><text:span text:style-name="T32"> 0,4 </text:span></text:span><text:span text:style-name="T52">=</text:span><text:span text:style-name="T16"> </text:span><text:span text:style-name="T61">─</text:span><text:span text:style-name="T16">0,1</text:span></text:p>
            </text:list-item>
            <text:list-item>
              <text:p text:style-name="P61"><text:span text:style-name="T56"><text:tab/>─</text:span>3 <text:span text:style-name="T56"></text:span> 19 <text:span text:style-name="T76"></text:span> <text:span text:style-name="_5f_pointillés_20_gris">….....</text:span><text:span text:style-name="_5f_pointillés_20_gris"><text:span text:style-name="T25"> </text:span></text:span><text:span text:style-name="T49">=</text:span> <text:span text:style-name="T56">─</text:span>5 <text:span text:style-name="T56">─</text:span> 6</text:p>
            </text:list-item>
            <text:list-item>
              <text:p text:style-name="P60"><text:span text:style-name="_5f_signe"><text:span text:style-name="T77"><text:tab/>─</text:span></text:span><text:span text:style-name="T72">3</text:span><text:span text:style-name="T17"> </text:span><text:span text:style-name="_5f_signe"><text:span text:style-name="T77">─</text:span></text:span><text:span text:style-name="T72"> 3</text:span><text:span text:style-name="T17"> </text:span><text:span text:style-name="_5f_signe"><text:span text:style-name="T77">─</text:span></text:span><text:span text:style-name="T72"> 3</text:span><text:span text:style-name="T17"> </text:span><text:span text:style-name="_5f_signe"><text:span text:style-name="T77">─</text:span></text:span><text:span text:style-name="T72"> 3</text:span><text:span text:style-name="T17"> </text:span><text:span text:style-name="_5f_signe"><text:span text:style-name="T77">─</text:span></text:span><text:span text:style-name="T72"> 3</text:span><text:span text:style-name="T17"> </text:span><text:span text:style-name="_5f_signe"><text:span text:style-name="T77">─</text:span></text:span><text:span text:style-name="T72"> 3</text:span><text:span text:style-name="T17"> </text:span><text:span text:style-name="T72"></text:span><text:span text:style-name="T17"> </text:span><text:span text:style-name="_5f_pointillés_20_gris"><text:span text:style-name="T77">…</text:span></text:span><text:span text:style-name="_5f_pointillés_20_gris"><text:span text:style-name="T73">..</text:span></text:span><text:span text:style-name="_5f_pointillés_20_gris"><text:span text:style-name="T77">...</text:span></text:span><text:span text:style-name="_5f_pointillés_20_gris"><text:span text:style-name="T28"> </text:span></text:span><text:span text:style-name="_5f_signe"><text:span text:style-name="T77">=</text:span></text:span><text:span text:style-name="T17"> </text:span><text:span text:style-name="T72">0</text:span></text:p>
            </text:list-item>
          </text:list>
        </text:list-item>
      </text:list>
      <text:list xml:id="list85015984429271" text:continue-list="list85015710961424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Exo_5f_Num" text:outline-level="1"> Complète sachant que chaque nombre est la somme des nombres se trouvant dans les deux cases juste en dessous.</text:h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</table:table-cell>
          <table:table-cell table:style-name="Tableau1.C1" office:value-type="string">
            <text:p text:style-name="P30"/>
          </table:table-cell>
          <table:table-cell table:style-name="Tableau1.D1" table:number-columns-spanned="2" office:value-type="string">
            <text:p text:style-name="P30"/>
          </table:table-cell>
          <table:covered-table-cell/>
          <table:table-cell table:style-name="Tableau1.F1" office:value-type="string">
            <text:p text:style-name="P30"/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30"/>
          </table:table-cell>
        </table:table-row>
        <table:table-row>
          <table:table-cell table:style-name="Tableau1.A1" office:value-type="string">
            <text:p text:style-name="P30"/>
          </table:table-cell>
          <table:table-cell table:style-name="Tableau1.C1" office:value-type="string">
            <text:p text:style-name="P30"/>
          </table:table-cell>
          <table:table-cell table:style-name="Tableau1.C2" table:number-columns-spanned="2" office:value-type="string">
            <text:p text:style-name="P30"/>
          </table:table-cell>
          <table:covered-table-cell/>
          <table:table-cell table:style-name="Tableau1.D1" table:number-columns-spanned="2" office:value-type="string">
            <text:p text:style-name="P30"/>
          </table:table-cell>
          <table:covered-table-cell/>
          <table:table-cell table:style-name="Tableau1.C1" office:value-type="string">
            <text:p text:style-name="P30"/>
          </table:table-cell>
          <table:table-cell table:style-name="Tableau1.A1" office:value-type="string">
            <text:p text:style-name="P30"/>
          </table:table-cell>
        </table:table-row>
        <table:table-row>
          <table:table-cell table:style-name="Tableau1.C1" office:value-type="string">
            <text:p text:style-name="P30"/>
          </table:table-cell>
          <table:table-cell table:style-name="Tableau1.C2" table:number-columns-spanned="2" office:value-type="string">
            <text:p text:style-name="P30"/>
          </table:table-cell>
          <table:covered-table-cell/>
          <table:table-cell table:style-name="Tableau1.C2" table:number-columns-spanned="2" office:value-type="string">
            <text:p text:style-name="P30"/>
          </table:table-cell>
          <table:covered-table-cell/>
          <table:table-cell table:style-name="Tableau1.D1" table:number-columns-spanned="2" office:value-type="string">
            <text:p text:style-name="P30"/>
          </table:table-cell>
          <table:covered-table-cell/>
          <table:table-cell table:style-name="Tableau1.F1" office:value-type="string">
            <text:p text:style-name="P30"/>
          </table:table-cell>
        </table:table-row>
        <table:table-row>
          <table:table-cell table:style-name="Tableau1.C2" table:number-columns-spanned="2" office:value-type="string">
            <text:p text:style-name="P37">7 <text:span text:style-name="T57">─</text:span> 3</text:p>
          </table:table-cell>
          <table:covered-table-cell/>
          <table:table-cell table:style-name="Tableau1.C2" table:number-columns-spanned="2" office:value-type="string">
            <text:p text:style-name="P38">5 <text:span text:style-name="T57">─</text:span> 1 <text:span text:style-name="T57">─</text:span> 9</text:p>
          </table:table-cell>
          <table:covered-table-cell/>
          <table:table-cell table:style-name="Tableau1.C2" table:number-columns-spanned="2" office:value-type="string">
            <text:p text:style-name="P37">3,1 <text:span text:style-name="T57">─</text:span> 2,8</text:p>
          </table:table-cell>
          <table:covered-table-cell/>
          <table:table-cell table:style-name="Tableau1.D1" table:number-columns-spanned="2" office:value-type="string">
            <text:p text:style-name="P37"><text:span text:style-name="T57">─</text:span>0,1 <text:span text:style-name="T57">─</text:span> 1,4</text:p>
          </table:table-cell>
          <table:covered-table-cell/>
        </table:table-row>
      </table:table>
      <text:list xml:id="list85016141646425" text:continue-list="list3372433176" text:style-name="_5f_Numérotation_20_des_20_exercices_20_livrets">
        <text:list-header>
          <text:h text:style-name="P70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family-generic="swiss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4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203b1d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" fo:font-size="16pt" fo:font-style="normal" fo:text-shadow="none" fo:font-weight="bold" officeooo:rsid="00454f4d" style:font-size-asian="16pt" style:font-style-asian="normal" style:font-size-complex="16pt" style:font-style-complex="normal"/>
    </style:style>
    <style:style style:name="MT8" style:family="text">
      <style:text-properties officeooo:rsid="00454f4d"/>
    </style:style>
    <style:style style:name="MT9" style:family="text">
      <style:text-properties officeooo:rsid="000ed451"/>
    </style:style>
    <style:style style:name="MT10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3" draw:name="Forme3" draw:style-name="Mgr2" draw:text-style-name="MP26" svg:x1="9.58cm" svg:y1="1.101cm" svg:x2="20.5cm" svg:y2="1.101cm"><text:p/></draw:line><draw:frame text:anchor-type="paragraph" draw:z-index="7" draw:style-name="Mgr3" draw:text-style-name="MP27" svg:width="2.703cm" svg:height="0.715cm" draw:transform="rotate (0.0872664625997165) translate (-0.172861111111111cm 0.545041666666667cm)"><draw:text-box><text:p text:style-name="MP26"><text:span text:style-name="MT5">Série 1</text:span></text:p></draw:text-box></draw:frame><text:span text:style-name="MT6">E</text:span><text:span text:style-name="MT7">ffectuer</text:span><text:span text:style-name="MT8"> </text:span><text:span text:style-name="MT7">une suite d’</text:span><text:span text:style-name="MT8">additions <text:line-break/>et de soustractions</text:span></text:p>
      </style:header>
      <style:footer>
        <text:p text:style-name="MP28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29"><draw:g text:anchor-type="paragraph" draw:z-index="5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31">Nombres <text:span text:style-name="MT9">relatifs</text:span> • A<text:span text:style-name="MT10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08:50:14.270000000</dc:date>
    <meta:editing-duration>PT8H19M39S</meta:editing-duration>
    <meta:editing-cycles>74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0" meta:object-count="0" meta:page-count="2" meta:paragraph-count="139" meta:word-count="589" meta:character-count="2578" meta:non-whitespace-character-count="1698"/>
  </office:meta>
</office:document-meta>
</file>